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style:font-name="Arial Nova Light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 Nova Light" fo:font-size="20pt" style:text-underline-style="solid" style:text-underline-width="auto" style:text-underline-color="font-color" officeooo:rsid="001934ff" officeooo:paragraph-rsid="001934f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Arial Nova Light" fo:font-size="20pt" style:text-underline-style="solid" style:text-underline-width="auto" style:text-underline-color="font-color" officeooo:rsid="001b1413" officeooo:paragraph-rsid="001b141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 Nova Light" fo:font-size="16pt" style:text-underline-style="solid" style:text-underline-width="auto" style:text-underline-color="font-color" officeooo:rsid="001934ff" officeooo:paragraph-rsid="001934f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 Nova Light" fo:font-size="16pt" style:text-underline-style="none" officeooo:rsid="001b1413" officeooo:paragraph-rsid="001b141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 Nova Light" fo:font-size="10pt" style:text-underline-style="none" officeooo:rsid="001b1413" officeooo:paragraph-rsid="001b1413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 Nova Light" fo:font-size="10pt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BAR</text:p>
      <text:p text:style-name="P2"><text:span text:style-name="T1"/></text:p>
      <text:p text:style-name="P4"><text:span text:style-name="T1">Installation de la librairie :</text:span></text:p>
      <table:table table:name="Tableau1" table:style-name="Tableau1">
        <table:table-column table:style-name="Tableau1.A"/>
        <table:table-row table:style-name="TableLine1952639057856">
          <table:table-cell table:style-name="Tableau1.A1" office:value-type="string">
            <text:p text:style-name="P7">sudo apt-get install libzbar-dev libzbar0 </text:p>
          </table:table-cell>
        </table:table-row>
      </table:table>
      <text:p text:style-name="P4"><text:span text:style-name="T1"/></text:p>
      <text:p text:style-name="P3">OPENCV2</text:p>
      <text:p text:style-name="P5">Installation de la librairie :</text:p>
      <table:table table:name="Tableau2" table:style-name="Tableau2">
        <table:table-column table:style-name="Tableau2.A"/>
        <table:table-row table:style-name="TableLine1952568945152">
          <table:table-cell table:style-name="Tableau2.A1" office:value-type="string">
            <text:p text:style-name="P1">$ sudo apt-get install build-essential cmake git libgtk2.0-dev pkg-config libavcodec-dev libavformat-dev libswscale-dev</text:p>
          </table:table-cell>
        </table:table-row>
      </table:table>
      <table:table table:name="Tableau3" table:style-name="Tableau3">
        <table:table-column table:style-name="Tableau3.A"/>
        <table:table-row table:style-name="TableLine1952568947600">
          <table:table-cell table:style-name="Tableau3.A1" office:value-type="string">
            <text:p text:style-name="P1">$ sudo apt-get install libjpeg-dev libpng-dev libtiff5-dev libjasper-dev libdc1394-22-dev libeigen3-dev libtheora-dev libvorbis-dev libxvidcore-dev libx264-dev sphinx-common libtbb-dev yasm libfaac-dev libopencore-amrnb-dev libopencore-amrwb-dev libopenexr-dev libgstreamer-plugins-base1.0-dev libavutil-dev libavfilter-dev libavresample-dev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row table:style-name="TableLine1952649456064">
          <table:table-cell table:style-name="Tableau4.A1" office:value-type="string">
            <text:p text:style-name="P1">$ sudo -s</text:p>
          </table:table-cell>
        </table:table-row>
        <table:table-row table:style-name="TableLine1952649456064">
          <table:table-cell table:style-name="Tableau4.A2" office:value-type="string">
            <text:p text:style-name="P1">$ cd /opt</text:p>
          </table:table-cell>
        </table:table-row>
        <table:table-row table:style-name="TableLine1952649456064">
          <table:table-cell table:style-name="Tableau4.A2" office:value-type="string">
            <text:p text:style-name="P1">/opt$ git clone https://github.com/Itseez/opencv.git</text:p>
          </table:table-cell>
        </table:table-row>
        <table:table-row table:style-name="TableLine1952649456064">
          <table:table-cell table:style-name="Tableau4.A2" office:value-type="string">
            <text:p text:style-name="P1">/opt$ git clone https://github.com/Itseez/opencv_contrib.git</text:p>
          </table:table-cell>
        </table:table-row>
      </table:table>
      <text:p text:style-name="P6"/>
      <table:table table:name="Tableau5" table:style-name="Tableau5">
        <table:table-column table:style-name="Tableau5.A"/>
        <table:table-row table:style-name="TableLine1952654037840">
          <table:table-cell table:style-name="Tableau5.A1" office:value-type="string">
            <text:p text:style-name="P1">/opt$ cd opencv</text:p>
          </table:table-cell>
        </table:table-row>
        <table:table-row table:style-name="TableLine1952654037840">
          <table:table-cell table:style-name="Tableau5.A2" office:value-type="string">
            <text:p text:style-name="P1">/opt/opencv$ mkdir release</text:p>
          </table:table-cell>
        </table:table-row>
        <table:table-row table:style-name="TableLine1952654037840">
          <table:table-cell table:style-name="Tableau5.A2" office:value-type="string">
            <text:p text:style-name="P1">/opt/opencv$ cd release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cmake -D BUILD_TIFF=ON -D WITH_CUDA=OFF -D ENABLE_AVX=OFF -D WITH_OPENGL=OFF -D WITH_OPENCL=OFF -D WITH_IPP=OFF -D WITH_TBB=ON -D BUILD_TBB=ON -D WITH_EIGEN=OFF -D WITH_V4L=OFF -D WITH_VTK=OFF -D BUILD_TESTS=OFF -D BUILD_PERF_TESTS=OFF -D CMAKE_BUILD_TYPE=RELEASE -D CMAKE_INSTALL_PREFIX=/usr/local -D OPENCV_EXTRA_MODULES_PATH=/opt/opencv_contrib/modules /opt/opencv/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make -j4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make install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ldconfig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exit</text:p>
          </table:table-cell>
        </table:table-row>
        <table:table-row table:style-name="TableLine1952654037840">
          <table:table-cell table:style-name="Tableau5.A2" office:value-type="string">
            <text:p text:style-name="P1">/opt/opencv/release$ cd ~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0:40:11.040000000</meta:creation-date>
    <meta:generator>LibreOffice/7.0.2.2$Windows_X86_64 LibreOffice_project/8349ace3c3162073abd90d81fd06dcfb6b36b994</meta:generator>
    <dc:date>2022-03-25T11:10:26.614000000</dc:date>
    <meta:editing-duration>PT20M3S</meta:editing-duration>
    <meta:editing-cycles>6</meta:editing-cycles>
    <meta:document-statistic meta:table-count="5" meta:image-count="0" meta:object-count="0" meta:page-count="1" meta:paragraph-count="20" meta:word-count="125" meta:character-count="1297" meta:non-whitespace-character-count="1191"/>
  </office:meta>
</office:document-meta>
</file>